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top" draw:auto-grow-height="false"/>
    </style:style>
    <style:style style:name="gr3" style:family="graphic" style:parent-style-name="standard">
      <style:graphic-properties draw:fill="none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"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fill="solid" draw:fill-color="#9999ff" draw:textarea-horizontal-align="justify" draw:textarea-vertical-align="top" draw:auto-grow-height="false"/>
    </style:style>
    <style:style style:name="gr10" style:family="graphic" style:parent-style-name="standard">
      <style:graphic-properties draw:marker-end="Arrow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946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9" draw:layer="layout" svg:width="2.969cm" svg:height="1.558cm" svg:x="11.787cm" svg:y="1.309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10" draw:layer="layout" svg:width="9.202cm" svg:height="11.337cm" svg:x="1.944cm" svg:y="4.167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.175cm" svg:height="0.635cm" svg:x="5.749cm" svg:y="6.61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7.249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7.88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8.51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9cm" svg:y="9.15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3.175cm" svg:height="0.635cm" svg:x="5.749cm" svg:y="11.38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3.175cm" svg:height="0.635cm" svg:x="5.749cm" svg:y="12.021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8" draw:layer="layout" svg:width="3.175cm" svg:height="0.635cm" svg:x="5.749cm" svg:y="12.65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13.29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9cm" svg:y="13.926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39cm" svg:y="5.652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5cm" svg:y="6.614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5cm" svg:y="7.159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5cm" svg:y="7.794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5cm" svg:y="8.429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37cm" svg:y="6.614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288cm" svg:y="11.386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49cm" svg:y="12.021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36cm" svg:y="12.656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4.46cm" svg:y="7.249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4.46cm" svg:y="13.291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6.098cm" svg:y="11.296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8cm" svg:y="11.931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6cm" svg:y="12.566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6cm" svg:y="13.201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36cm" svg:y="10.424cm">
          <draw:text-box>
            <text:p text:style-name="P3">VecDeriv[ ]</text:p>
          </draw:text-box>
        </draw:frame>
        <draw:custom-shape draw:style-name="gr6" draw:text-style-name="P2" draw:id="id1" draw:layer="layout" svg:width="0.635cm" svg:height="0.635cm" svg:x="10.834cm" svg:y="6.7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2cm" svg:y="6.072cm">
          <draw:text-box>
            <text:p text:style-name="P3"><text:span text:style-name="T1">getX()</text:span></text:p>
          </draw:text-box>
        </draw:frame>
        <draw:custom-shape draw:style-name="gr6" draw:text-style-name="P2" draw:id="id3" draw:layer="layout" svg:width="0.635cm" svg:height="0.635cm" svg:x="10.834cm" svg:y="8.61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2cm" svg:y="7.977cm">
          <draw:text-box>
            <text:p text:style-name="P3"><text:span text:style-name="T1">getV()</text:span></text:p>
          </draw:text-box>
        </draw:frame>
        <draw:custom-shape draw:style-name="gr6" draw:text-style-name="P2" draw:id="id5" draw:layer="layout" svg:width="0.635cm" svg:height="0.635cm" svg:x="10.834cm" svg:y="10.5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2cm" svg:y="9.882cm">
          <draw:text-box>
            <text:p text:style-name="P3"><text:span text:style-name="T1">getF()</text:span></text:p>
          </draw:text-box>
        </draw:frame>
        <draw:custom-shape draw:style-name="gr6" draw:text-style-name="P2" draw:id="id7" draw:layer="layout" svg:width="0.635cm" svg:height="0.635cm" svg:x="10.834cm" svg:y="12.42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02cm" svg:y="11.787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4cm" svg:y1="7.023cm" svg:x2="8.924cm" svg:y2="6.931cm" draw:start-shape="id1" draw:start-glue-point="6" draw:end-shape="id2" draw:end-glue-point="1">
          <text:p text:style-name="P3"/>
        </draw:connector>
        <draw:connector draw:style-name="gr7" draw:text-style-name="P2" draw:layer="layout" svg:x1="10.834cm" svg:y1="8.928cm" svg:x2="8.924cm" svg:y2="11.703cm" draw:start-shape="id3" draw:start-glue-point="6" draw:end-shape="id4" draw:end-glue-point="1">
          <text:p text:style-name="P3"/>
        </draw:connector>
        <draw:connector draw:style-name="gr7" draw:text-style-name="P2" draw:layer="layout" draw:line-skew="0.321cm" svg:x1="10.834cm" svg:y1="10.833cm" svg:x2="8.924cm" svg:y2="12.338cm" draw:start-shape="id5" draw:start-glue-point="6" draw:end-shape="id6" draw:end-glue-point="1">
          <text:p text:style-name="P3"/>
        </draw:connector>
        <draw:connector draw:style-name="gr7" draw:text-style-name="P2" draw:layer="layout" svg:x1="10.834cm" svg:y1="12.738cm" svg:x2="8.924cm" svg:y2="12.973cm" draw:start-shape="id7" draw:start-glue-point="6" draw:end-shape="id8" draw:end-glue-point="1">
          <text:p text:style-name="P3"/>
        </draw:connector>
        <draw:connector draw:style-name="gr8" draw:text-style-name="P2" draw:layer="layout" svg:x1="13.271cm" svg:y1="2.865cm" svg:x2="6.545cm" svg:y2="4.167cm" draw:start-shape="id9" draw:start-glue-point="6" draw:end-shape="id10" draw:end-glue-point="0">
          <text:p text:style-name="P3"/>
        </draw:connector>
        <draw:custom-shape draw:style-name="gr9" draw:text-style-name="P1" draw:id="id11" draw:layer="layout" svg:width="4.446cm" svg:height="7.62cm" svg:x="14.779cm" svg:y="4.196cm">
          <text:p text:style-name="P1">ForceFiel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7cm" svg:y1="7.023cm" svg:x2="14.759cm" svg:y2="7.028cm" draw:start-shape="id1" draw:start-glue-point="10">
          <text:p text:style-name="P3"/>
        </draw:connector>
        <draw:connector draw:style-name="gr10" draw:text-style-name="P2" draw:layer="layout" svg:x1="11.467cm" svg:y1="8.928cm" svg:x2="14.7cm" svg:y2="8.938cm" draw:start-shape="id3" draw:start-glue-point="10">
          <text:p text:style-name="P3"/>
        </draw:connector>
        <draw:connector draw:style-name="gr10" draw:text-style-name="P2" draw:layer="layout" svg:x1="14.759cm" svg:y1="10.82cm" svg:x2="11.467cm" svg:y2="10.833cm" draw:end-shape="id5" draw:end-glue-point="10">
          <text:p text:style-name="P3"/>
        </draw:connector>
        <draw:connector draw:style-name="gr8" draw:text-style-name="P2" draw:layer="layout" svg:x1="13.271cm" svg:y1="2.865cm" svg:x2="17.002cm" svg:y2="4.196cm" draw:start-shape="id9" draw:start-glue-point="6" draw:end-shape="id11">
          <text:p text:style-name="P3"/>
        </draw:connector>
      </draw:page>
      <draw:page draw:name="page2" draw:style-name="dp1" draw:master-page-name="Default">
        <draw:custom-shape draw:style-name="gr1" draw:text-style-name="P2" draw:id="id20" draw:layer="layout" svg:width="2.969cm" svg:height="1.558cm" svg:x="11.786cm" svg:y="1.308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21" draw:layer="layout" svg:width="9.202cm" svg:height="11.337cm" svg:x="1.943cm" svg:y="4.166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6.61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3.175cm" svg:height="0.635cm" svg:x="5.748cm" svg:y="7.24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7.88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8.51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9.1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1.38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7" draw:layer="layout" svg:width="3.175cm" svg:height="0.635cm" svg:x="5.748cm" svg:y="12.02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9" draw:layer="layout" svg:width="3.175cm" svg:height="0.635cm" svg:x="5.748cm" svg:y="12.65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5" draw:layer="layout" svg:width="3.175cm" svg:height="0.635cm" svg:x="5.748cm" svg:y="13.2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3.925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389cm" svg:y="5.651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49cm" svg:y="6.61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7.15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7.79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8.42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36cm" svg:y="6.613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287cm" svg:y="11.385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48cm" svg:y="12.02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35cm" svg:y="12.655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565cm" svg:height="0.882cm" svg:x="4.166cm" svg:y="7.251cm">
          <draw:text-box>
            <text:p text:style-name="P3"><text:span text:style-name="T1">newX</text:span></text:p>
          </draw:text-box>
        </draw:frame>
        <draw:frame draw:style-name="gr5" draw:text-style-name="P4" draw:layer="layout" svg:width="1.565cm" svg:height="0.882cm" svg:x="4.21cm" svg:y="13.283cm">
          <draw:text-box>
            <text:p text:style-name="P3"><text:span text:style-name="T1">newV</text:span></text:p>
          </draw:text-box>
        </draw:frame>
        <draw:frame draw:style-name="gr5" draw:text-style-name="P4" draw:layer="layout" svg:width="2.221cm" svg:height="0.882cm" svg:x="6.097cm" svg:y="11.29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7cm" svg:y="11.93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2.56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3.2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35cm" svg:y="10.423cm">
          <draw:text-box>
            <text:p text:style-name="P3">VecDeriv[ ]</text:p>
          </draw:text-box>
        </draw:frame>
        <draw:custom-shape draw:style-name="gr6" draw:text-style-name="P2" draw:id="id12" draw:layer="layout" svg:width="0.635cm" svg:height="0.635cm" svg:x="10.833cm" svg:y="6.7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6.071cm">
          <draw:text-box>
            <text:p text:style-name="P3"><text:span text:style-name="T1">getX()</text:span></text:p>
          </draw:text-box>
        </draw:frame>
        <draw:custom-shape draw:style-name="gr6" draw:text-style-name="P2" draw:id="id14" draw:layer="layout" svg:width="0.635cm" svg:height="0.635cm" svg:x="10.833cm" svg:y="8.61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7.976cm">
          <draw:text-box>
            <text:p text:style-name="P3"><text:span text:style-name="T1">getV()</text:span></text:p>
          </draw:text-box>
        </draw:frame>
        <draw:custom-shape draw:style-name="gr6" draw:text-style-name="P2" draw:id="id16" draw:layer="layout" svg:width="0.635cm" svg:height="0.635cm" svg:x="10.833cm" svg:y="10.5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1cm" svg:y="9.881cm">
          <draw:text-box>
            <text:p text:style-name="P3"><text:span text:style-name="T1">getF()</text:span></text:p>
          </draw:text-box>
        </draw:frame>
        <draw:custom-shape draw:style-name="gr6" draw:text-style-name="P2" draw:id="id18" draw:layer="layout" svg:width="0.635cm" svg:height="0.635cm" svg:x="10.833cm" svg:y="12.42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01cm" svg:y="11.786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3cm" svg:y1="7.022cm" svg:x2="8.923cm" svg:y2="7.565cm" draw:start-shape="id12" draw:start-glue-point="6" draw:end-shape="id13" draw:end-glue-point="1">
          <text:p text:style-name="P3"/>
        </draw:connector>
        <draw:connector draw:style-name="gr7" draw:text-style-name="P2" draw:layer="layout" svg:x1="10.833cm" svg:y1="8.927cm" svg:x2="8.923cm" svg:y2="13.607cm" draw:start-shape="id14" draw:start-glue-point="6" draw:end-shape="id15" draw:end-glue-point="1">
          <text:p text:style-name="P3"/>
        </draw:connector>
        <draw:connector draw:style-name="gr7" draw:text-style-name="P2" draw:layer="layout" draw:line-skew="0.321cm" svg:x1="10.833cm" svg:y1="10.832cm" svg:x2="8.923cm" svg:y2="12.337cm" draw:start-shape="id16" draw:start-glue-point="6" draw:end-shape="id17" draw:end-glue-point="1">
          <text:p text:style-name="P3"/>
        </draw:connector>
        <draw:connector draw:style-name="gr7" draw:text-style-name="P2" draw:layer="layout" draw:line-skew="0.321cm" svg:x1="10.833cm" svg:y1="12.737cm" svg:x2="8.923cm" svg:y2="12.972cm" draw:start-shape="id18" draw:start-glue-point="6" draw:end-shape="id19" draw:end-glue-point="1">
          <text:p text:style-name="P3"/>
        </draw:connector>
        <draw:connector draw:style-name="gr8" draw:text-style-name="P2" draw:layer="layout" svg:x1="13.27cm" svg:y1="2.864cm" svg:x2="6.544cm" svg:y2="4.166cm" draw:start-shape="id20" draw:start-glue-point="6" draw:end-shape="id21" draw:end-glue-point="0">
          <text:p text:style-name="P3"/>
        </draw:connector>
        <draw:custom-shape draw:style-name="gr9" draw:text-style-name="P1" draw:id="id22" draw:layer="layout" svg:width="4.446cm" svg:height="7.62cm" svg:x="14.778cm" svg:y="4.195cm">
          <text:p text:style-name="P1">ForceFiel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6cm" svg:y1="7.022cm" svg:x2="14.758cm" svg:y2="7.027cm" draw:start-shape="id12" draw:start-glue-point="10">
          <text:p text:style-name="P3"/>
        </draw:connector>
        <draw:connector draw:style-name="gr10" draw:text-style-name="P2" draw:layer="layout" svg:x1="11.466cm" svg:y1="8.927cm" svg:x2="14.699cm" svg:y2="8.937cm" draw:start-shape="id14" draw:start-glue-point="10">
          <text:p text:style-name="P3"/>
        </draw:connector>
        <draw:connector draw:style-name="gr10" draw:text-style-name="P2" draw:layer="layout" svg:x1="14.758cm" svg:y1="10.819cm" svg:x2="11.466cm" svg:y2="10.832cm" draw:end-shape="id16" draw:end-glue-point="10">
          <text:p text:style-name="P3"/>
        </draw:connector>
        <draw:connector draw:style-name="gr8" draw:text-style-name="P2" draw:layer="layout" svg:x1="13.27cm" svg:y1="2.864cm" svg:x2="17.001cm" svg:y2="4.195cm" draw:start-shape="id20" draw:start-glue-point="6" draw:end-shape="id22">
          <text:p text:style-name="P3"/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31" draw:layer="layout" svg:width="2.969cm" svg:height="1.558cm" svg:x="11.834cm" svg:y="3.894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32" draw:layer="layout" svg:width="9.202cm" svg:height="11.337cm" svg:x="1.943cm" svg:y="6.706cm">
          <text:p text:style-name="P1">MechanicalObject&lt;particles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24" draw:layer="layout" svg:width="3.175cm" svg:height="0.635cm" svg:x="5.748cm" svg:y="9.1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9.78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0.42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1.05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1.69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26" draw:layer="layout" svg:width="3.175cm" svg:height="0.635cm" svg:x="5.748cm" svg:y="13.92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28" draw:layer="layout" svg:width="3.175cm" svg:height="0.635cm" svg:x="5.748cm" svg:y="14.5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0" draw:layer="layout" svg:width="3.175cm" svg:height="0.635cm" svg:x="5.748cm" svg:y="15.19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5.8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6.465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389cm" svg:y="8.191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49cm" svg:y="9.15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9.69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10.33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10.96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36cm" svg:y="9.153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287cm" svg:y="13.925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48cm" svg:y="14.56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35cm" svg:y="15.195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4.459cm" svg:y="9.788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4.459cm" svg:y="15.83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6.097cm" svg:y="13.83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7cm" svg:y="14.47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5.10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5.74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35cm" svg:y="12.963cm">
          <draw:text-box>
            <text:p text:style-name="P3">VecDeriv[ ]</text:p>
          </draw:text-box>
        </draw:frame>
        <draw:custom-shape draw:style-name="gr6" draw:text-style-name="P2" draw:id="id23" draw:layer="layout" svg:width="0.635cm" svg:height="0.635cm" svg:x="10.833cm" svg:y="9.2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8.611cm">
          <draw:text-box>
            <text:p text:style-name="P3"><text:span text:style-name="T1">getX()</text:span></text:p>
          </draw:text-box>
        </draw:frame>
        <draw:custom-shape draw:style-name="gr6" draw:text-style-name="P2" draw:id="id25" draw:layer="layout" svg:width="0.635cm" svg:height="0.635cm" svg:x="10.833cm" svg:y="11.15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10.516cm">
          <draw:text-box>
            <text:p text:style-name="P3"><text:span text:style-name="T1">getV()</text:span></text:p>
          </draw:text-box>
        </draw:frame>
        <draw:custom-shape draw:style-name="gr6" draw:text-style-name="P2" draw:id="id27" draw:layer="layout" svg:width="0.635cm" svg:height="0.635cm" svg:x="10.833cm" svg:y="13.05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1cm" svg:y="12.421cm">
          <draw:text-box>
            <text:p text:style-name="P3"><text:span text:style-name="T1">getF()</text:span></text:p>
          </draw:text-box>
        </draw:frame>
        <draw:custom-shape draw:style-name="gr6" draw:text-style-name="P2" draw:id="id29" draw:layer="layout" svg:width="0.635cm" svg:height="0.635cm" svg:x="10.833cm" svg:y="14.96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01cm" svg:y="14.326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3cm" svg:y1="9.562cm" svg:x2="8.923cm" svg:y2="9.47cm" draw:start-shape="id23" draw:start-glue-point="6" draw:end-shape="id24" draw:end-glue-point="1">
          <text:p text:style-name="P3"/>
        </draw:connector>
        <draw:connector draw:style-name="gr7" draw:text-style-name="P2" draw:layer="layout" svg:x1="10.833cm" svg:y1="11.467cm" svg:x2="8.923cm" svg:y2="14.242cm" draw:start-shape="id25" draw:start-glue-point="6" draw:end-shape="id26" draw:end-glue-point="1">
          <text:p text:style-name="P3"/>
        </draw:connector>
        <draw:connector draw:style-name="gr7" draw:text-style-name="P2" draw:layer="layout" draw:line-skew="0.321cm" svg:x1="10.833cm" svg:y1="13.372cm" svg:x2="8.923cm" svg:y2="14.877cm" draw:start-shape="id27" draw:start-glue-point="6" draw:end-shape="id28" draw:end-glue-point="1">
          <text:p text:style-name="P3"/>
        </draw:connector>
        <draw:connector draw:style-name="gr7" draw:text-style-name="P2" draw:layer="layout" svg:x1="10.833cm" svg:y1="15.277cm" svg:x2="8.923cm" svg:y2="15.512cm" draw:start-shape="id29" draw:start-glue-point="6" draw:end-shape="id30" draw:end-glue-point="1">
          <text:p text:style-name="P3"/>
        </draw:connector>
        <draw:connector draw:style-name="gr8" draw:text-style-name="P2" draw:layer="layout" svg:x1="13.318cm" svg:y1="5.45cm" svg:x2="6.544cm" svg:y2="6.706cm" draw:start-shape="id31" draw:start-glue-point="6" draw:end-shape="id32" draw:end-glue-point="0">
          <text:p text:style-name="P3"/>
        </draw:connector>
        <draw:custom-shape draw:style-name="gr9" draw:text-style-name="P1" draw:id="id33" draw:layer="layout" svg:width="6.531cm" svg:height="7.62cm" svg:x="14.778cm" svg:y="6.735cm">
          <text:p text:style-name="P1">ForceField&lt;particles&gt;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6cm" svg:y1="9.562cm" svg:x2="14.758cm" svg:y2="9.567cm" draw:start-shape="id23" draw:start-glue-point="10">
          <text:p text:style-name="P3"/>
        </draw:connector>
        <draw:connector draw:style-name="gr10" draw:text-style-name="P2" draw:layer="layout" svg:x1="11.466cm" svg:y1="11.467cm" svg:x2="14.699cm" svg:y2="11.477cm" draw:start-shape="id25" draw:start-glue-point="10">
          <text:p text:style-name="P3"/>
        </draw:connector>
        <draw:connector draw:style-name="gr10" draw:text-style-name="P2" draw:layer="layout" svg:x1="14.758cm" svg:y1="13.359cm" svg:x2="11.466cm" svg:y2="13.372cm" draw:end-shape="id27" draw:end-glue-point="10">
          <text:p text:style-name="P3"/>
        </draw:connector>
        <draw:connector draw:style-name="gr8" draw:text-style-name="P2" draw:layer="layout" svg:x1="13.318cm" svg:y1="5.45cm" svg:x2="18.043cm" svg:y2="6.735cm" draw:start-shape="id31" draw:start-glue-point="6" draw:end-shape="id33">
          <text:p text:style-name="P3"/>
        </draw:connector>
        <draw:frame draw:style-name="gr11" draw:text-style-name="P1" draw:layer="layout" svg:width="3.741cm" svg:height="1.196cm" svg:x="15.028cm" svg:y="12.736cm">
          <draw:text-box>
            <text:p text:style-name="P1">addForce()</text:p>
          </draw:text-box>
        </draw:frame>
        <draw:custom-shape draw:style-name="gr1" draw:text-style-name="P2" draw:id="id45" draw:layer="layout" svg:width="2.969cm" svg:height="1.558cm" svg:x="21.834cm" svg:y="1.261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2" draw:layer="layout" svg:width="2.969cm" svg:height="1.558cm" svg:x="32.743cm" svg:y="3.894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43" draw:layer="layout" svg:width="9.202cm" svg:height="11.337cm" svg:x="22.9cm" svg:y="6.799cm">
          <text:p text:style-name="P1">MechanicalObject&lt;rigid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35" draw:layer="layout" svg:width="3.175cm" svg:height="0.635cm" svg:x="26.705cm" svg:y="9.24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9.881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10.51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11.15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26.705cm" svg:y="11.78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7" draw:layer="layout" svg:width="3.175cm" svg:height="0.635cm" svg:x="26.705cm" svg:y="14.01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9" draw:layer="layout" svg:width="3.175cm" svg:height="0.635cm" svg:x="26.705cm" svg:y="14.6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1" draw:layer="layout" svg:width="3.175cm" svg:height="0.635cm" svg:x="26.705cm" svg:y="15.28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15.92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26.705cm" svg:y="16.558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26.346cm" svg:y="8.284cm">
          <draw:text-box>
            <text:p text:style-name="P3">VecCoord[ ]</text:p>
          </draw:text-box>
        </draw:frame>
        <draw:frame draw:style-name="gr5" draw:text-style-name="P4" draw:layer="layout" svg:width="2.39cm" svg:height="0.882cm" svg:x="27.206cm" svg:y="9.246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27.206cm" svg:y="9.791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27.206cm" svg:y="10.426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27.206cm" svg:y="11.061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3.193cm" svg:y="9.246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3.244cm" svg:y="14.018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3.705cm" svg:y="14.653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24.192cm" svg:y="15.288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25.416cm" svg:y="9.881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25.416cm" svg:y="15.923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27.054cm" svg:y="13.928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27.054cm" svg:y="14.563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27.022cm" svg:y="15.198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27.022cm" svg:y="15.833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26.592cm" svg:y="13.056cm">
          <draw:text-box>
            <text:p text:style-name="P3">VecDeriv[ ]</text:p>
          </draw:text-box>
        </draw:frame>
        <draw:custom-shape draw:style-name="gr6" draw:text-style-name="P2" draw:id="id34" draw:layer="layout" svg:width="0.635cm" svg:height="0.635cm" svg:x="31.79cm" svg:y="9.33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32.058cm" svg:y="8.704cm">
          <draw:text-box>
            <text:p text:style-name="P3"><text:span text:style-name="T1">getX()</text:span></text:p>
          </draw:text-box>
        </draw:frame>
        <draw:custom-shape draw:style-name="gr6" draw:text-style-name="P2" draw:id="id36" draw:layer="layout" svg:width="0.635cm" svg:height="0.635cm" svg:x="31.79cm" svg:y="11.24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32.058cm" svg:y="10.609cm">
          <draw:text-box>
            <text:p text:style-name="P3"><text:span text:style-name="T1">getV()</text:span></text:p>
          </draw:text-box>
        </draw:frame>
        <draw:custom-shape draw:style-name="gr6" draw:text-style-name="P2" draw:id="id38" draw:layer="layout" svg:width="0.635cm" svg:height="0.635cm" svg:x="31.79cm" svg:y="13.14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32.058cm" svg:y="12.514cm">
          <draw:text-box>
            <text:p text:style-name="P3"><text:span text:style-name="T1">getF()</text:span></text:p>
          </draw:text-box>
        </draw:frame>
        <draw:custom-shape draw:style-name="gr6" draw:text-style-name="P2" draw:id="id40" draw:layer="layout" svg:width="0.635cm" svg:height="0.635cm" svg:x="31.79cm" svg:y="15.0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32.058cm" svg:y="14.419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31.79cm" svg:y1="9.655cm" svg:x2="29.88cm" svg:y2="9.563cm" draw:start-shape="id34" draw:start-glue-point="6" draw:end-shape="id35" draw:end-glue-point="1">
          <text:p text:style-name="P3"/>
        </draw:connector>
        <draw:connector draw:style-name="gr7" draw:text-style-name="P2" draw:layer="layout" svg:x1="31.79cm" svg:y1="11.56cm" svg:x2="29.88cm" svg:y2="14.335cm" draw:start-shape="id36" draw:start-glue-point="6" draw:end-shape="id37" draw:end-glue-point="1">
          <text:p text:style-name="P3"/>
        </draw:connector>
        <draw:connector draw:style-name="gr7" draw:text-style-name="P2" draw:layer="layout" draw:line-skew="0.321cm" svg:x1="31.79cm" svg:y1="13.465cm" svg:x2="29.88cm" svg:y2="14.97cm" draw:start-shape="id38" draw:start-glue-point="6" draw:end-shape="id39" draw:end-glue-point="1">
          <text:p text:style-name="P3"/>
        </draw:connector>
        <draw:connector draw:style-name="gr7" draw:text-style-name="P2" draw:layer="layout" svg:x1="31.79cm" svg:y1="15.37cm" svg:x2="29.88cm" svg:y2="15.605cm" draw:start-shape="id40" draw:start-glue-point="6" draw:end-shape="id41" draw:end-glue-point="1">
          <text:p text:style-name="P3"/>
        </draw:connector>
        <draw:connector draw:style-name="gr8" draw:text-style-name="P2" draw:layer="layout" svg:x1="34.227cm" svg:y1="5.45cm" svg:x2="27.501cm" svg:y2="6.799cm" draw:start-shape="id42" draw:start-glue-point="6" draw:end-shape="id43" draw:end-glue-point="0">
          <text:p text:style-name="P3"/>
        </draw:connector>
        <draw:custom-shape draw:style-name="gr9" draw:text-style-name="P1" draw:id="id44" draw:layer="layout" svg:width="6.531cm" svg:height="7.62cm" svg:x="35.735cm" svg:y="6.828cm">
          <text:p text:style-name="P1">ForceField&lt;rigid&gt;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2.423cm" svg:y1="9.655cm" svg:x2="35.715cm" svg:y2="9.66cm" draw:start-shape="id34" draw:start-glue-point="10">
          <text:p text:style-name="P3"/>
        </draw:connector>
        <draw:connector draw:style-name="gr10" draw:text-style-name="P2" draw:layer="layout" svg:x1="32.423cm" svg:y1="11.56cm" svg:x2="35.656cm" svg:y2="11.57cm" draw:start-shape="id36" draw:start-glue-point="10">
          <text:p text:style-name="P3"/>
        </draw:connector>
        <draw:connector draw:style-name="gr10" draw:text-style-name="P2" draw:layer="layout" svg:x1="35.715cm" svg:y1="13.452cm" svg:x2="32.423cm" svg:y2="13.465cm" draw:end-shape="id38" draw:end-glue-point="10">
          <text:p text:style-name="P3"/>
        </draw:connector>
        <draw:connector draw:style-name="gr8" draw:text-style-name="P2" draw:layer="layout" svg:x1="34.227cm" svg:y1="5.45cm" svg:x2="39cm" svg:y2="6.828cm" draw:start-shape="id42" draw:start-glue-point="6" draw:end-shape="id44">
          <text:p text:style-name="P3"/>
        </draw:connector>
        <draw:frame draw:style-name="gr11" draw:text-style-name="P1" draw:layer="layout" svg:width="3.741cm" svg:height="1.196cm" svg:x="35.985cm" svg:y="12.829cm">
          <draw:text-box>
            <text:p text:style-name="P1">addForce()</text:p>
          </draw:text-box>
        </draw:frame>
        <draw:connector draw:style-name="gr12" draw:text-style-name="P2" draw:layer="layout" svg:x1="23.318cm" svg:y1="2.817cm" svg:x2="13.318cm" svg:y2="3.894cm" draw:start-shape="id45" draw:start-glue-point="6" draw:end-shape="id31" draw:end-glue-point="4">
          <text:p text:style-name="P3"/>
        </draw:connector>
        <draw:connector draw:style-name="gr12" draw:text-style-name="P2" draw:layer="layout" svg:x1="23.318cm" svg:y1="2.817cm" svg:x2="34.227cm" svg:y2="3.894cm" draw:start-shape="id45" draw:start-glue-point="6" draw:end-shape="id42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1.27cm" fo:margin-left="0.991cm" fo:margin-right="0.991cm" fo:page-width="45.822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13T17:17:44</meta:creation-date>
    <dc:date>2007-09-06T14:34:43</dc:date>
    <dc:language>en-US</dc:language>
    <meta:editing-cycles>6</meta:editing-cycles>
    <meta:editing-duration>PT1H29M27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